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79mm"/>
    </style:style>
    <style:style style:name="co10" style:family="table-column">
      <style:table-column-properties fo:break-before="auto" style:column-width="62.19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33.44mm"/>
    </style:style>
    <style:style style:name="co13" style:family="table-column">
      <style:table-column-properties fo:break-before="auto" style:column-width="25.98mm"/>
    </style:style>
    <style:style style:name="co14" style:family="table-column">
      <style:table-column-properties fo:break-before="auto" style:column-width="27.36mm"/>
    </style:style>
    <style:style style:name="co15" style:family="table-column">
      <style:table-column-properties fo:break-before="auto" style:column-width="26.25mm"/>
    </style:style>
    <style:style style:name="co16" style:family="table-column">
      <style:table-column-properties fo:break-before="auto" style:column-width="82.11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0.67mm"/>
    </style:style>
    <style:style style:name="co19" style:family="table-column">
      <style:table-column-properties fo:break-before="auto" style:column-width="28.47mm"/>
    </style:style>
    <style:style style:name="co20" style:family="table-column">
      <style:table-column-properties fo:break-before="auto" style:column-width="24.32mm"/>
    </style:style>
    <style:style style:name="co21" style:family="table-column">
      <style:table-column-properties fo:break-before="auto" style:column-width="38.7mm"/>
    </style:style>
    <style:style style:name="co22" style:family="table-column">
      <style:table-column-properties fo:break-before="auto" style:column-width="19.9mm"/>
    </style:style>
    <style:style style:name="co23" style:family="table-column">
      <style:table-column-properties fo:break-before="auto" style:column-width="42.3mm"/>
    </style:style>
    <style:style style:name="co24" style:family="table-column">
      <style:table-column-properties fo:break-before="auto" style:column-width="38.14mm"/>
    </style:style>
    <style:style style:name="co25" style:family="table-column">
      <style:table-column-properties fo:break-before="auto" style:column-width="29.02mm"/>
    </style:style>
    <style:style style:name="co26" style:family="table-column">
      <style:table-column-properties fo:break-before="auto" style:column-width="29.85mm"/>
    </style:style>
    <style:style style:name="co27" style:family="table-column">
      <style:table-column-properties fo:break-before="auto" style:column-width="30.13mm"/>
    </style:style>
    <style:style style:name="co28" style:family="table-column">
      <style:table-column-properties fo:break-before="auto" style:column-width="39.79mm"/>
    </style:style>
    <style:style style:name="co29" style:family="table-column">
      <style:table-column-properties fo:break-before="auto" style:column-width="64.68mm"/>
    </style:style>
    <style:style style:name="co30" style:family="table-column">
      <style:table-column-properties fo:break-before="auto" style:column-width="47.54mm"/>
    </style:style>
    <style:style style:name="co31" style:family="table-column">
      <style:table-column-properties fo:break-before="auto" style:column-width="62.74mm"/>
    </style:style>
    <style:style style:name="co32" style:family="table-column">
      <style:table-column-properties fo:break-before="auto" style:column-width="52.79mm"/>
    </style:style>
    <style:style style:name="co33" style:family="table-column">
      <style:table-column-properties fo:break-before="auto" style:column-width="29.3mm"/>
    </style:style>
    <style:style style:name="co34" style:family="table-column">
      <style:table-column-properties fo:break-before="auto" style:column-width="51.14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71.88mm"/>
    </style:style>
    <style:style style:name="co37" style:family="table-column">
      <style:table-column-properties fo:break-before="auto" style:column-width="50.02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28.19mm"/>
    </style:style>
    <style:style style:name="co41" style:family="table-column">
      <style:table-column-properties fo:break-before="auto" style:column-width="34.27mm"/>
    </style:style>
    <style:style style:name="co42" style:family="table-column">
      <style:table-column-properties fo:break-before="auto" style:column-width="35.65mm"/>
    </style:style>
    <style:style style:name="co43" style:family="table-column">
      <style:table-column-properties fo:break-before="auto" style:column-width="50.59mm"/>
    </style:style>
    <style:style style:name="co44" style:family="table-column">
      <style:table-column-properties fo:break-before="auto" style:column-width="74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wrap-option="wrap"/>
      <style:text-properties style:text-underline-style="none"/>
    </style:style>
    <style:style style:name="ce7" style:family="table-cell" style:parent-style-name="Default">
      <style:text-properties fo:color="#ff0066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66ff99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ppe command line keys and argu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all task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:exp_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/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</table:table>
      <table:table table:name="Frappe Parameter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5"/>
        <table:table-column table:style-name="co8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rep_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name</text:p>
          </table:table-cell>
        </table:table-row>
        <table:table-row table:style-name="ro1">
          <table:table-cell office:value-type="string" calcext:value-type="string">
            <text:p>frprep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n |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rameNet | Salsa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in | SalsaTab | FNXml | FNCorpusXml | SalsaTigerX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oding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tf8 | iso | hex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ory_in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ory_preprocesse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rectory_parserout</text:p>
          </table:table-cell>
          <table:table-cell table:style-name="ce6" office:value-type="string" calcext:value-type="string">
            <text:p>Directory with preparsed files, output from an external parser.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max_sent_num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parser_max_sent_le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do_pars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format_out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red command line keys and arguments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24" table:default-cell-style-name="ce7"/>
        <table:table-column table:style-name="co25" table:number-columns-repeated="2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re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8" office:value-type="string" calcext:value-type="string">
            <text:p>valid for: parameters</text:p>
          </table:table-cell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path to a file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ask</text:p>
          </table:table-cell>
          <table:table-cell office:value-type="string" calcext:value-type="string">
            <text:p>-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--dataset</text:p>
          </table:table-cell>
          <table:table-cell office:value-type="string" calcext:value-type="string">
            <text:p>-d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append</text:p>
          </table:table-cell>
          <table:table-cell office:value-type="string" calcext:value-type="string">
            <text:p>-A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logID</text:p>
          </table:table-cell>
          <table:table-cell office:value-type="string" calcext:value-type="string">
            <text:p>-i</text:p>
          </table:table-cell>
          <table:table-cell table:number-columns-repeated="7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rainpercent</text:p>
          </table:table-cell>
          <table:table-cell office:value-type="string" calcext:value-type="string">
            <text:p>-r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baseline</text:p>
          </table:table-cell>
          <table:table-cell office:value-type="string" calcext:value-type="string">
            <text:p>-b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nooutput</text:p>
          </table:table-cell>
          <table:table-cell office:value-type="string" calcext:value-type="string">
            <text:p>-N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printLog</text:p>
          </table:table-cell>
          <table:table-cell office:value-type="string" calcext:value-type="string">
            <text:p>-l</text:p>
          </table:table-cell>
          <table:table-cell table:number-columns-repeated="10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slide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oggle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output_to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</table:table>
      <table:table table:name="Fred Parameters" table:style-name="ta1"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8" table:number-columns-repeated="1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05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6"/>
          <table:table-cell table:number-columns-repeated="9"/>
          <table:table-cell table:style-name="ce3" table:number-columns-repeated="1000"/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_to_all_know_target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ary_classifier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sens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erical_featur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e_multilabe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binarize | join | repeat | ke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ment_confidence_threshold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_sent_context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contiguous_in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5"/>
          <table:table-cell office:value-type="string" calcext:value-type="string">
            <text:p>noncontiguous input? then we need access to a larger corp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ger_corpus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forma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encod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1023"/>
        </table:table-row>
      </table:table>
      <table:table table:name="Rosy command line keys and arguments" table:style-name="ta1"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ce2"/>
        <table:table-column table:style-name="co19" table:default-cell-style-name="ce2"/>
        <table:table-column table:style-name="co13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 argumen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1" office:value-type="string" calcext:value-type="string">
            <text:p>valid for: inspect</text:p>
          </table:table-cell>
          <table:table-cell table:style-name="ce1" office:value-type="string" calcext:value-type="string">
            <text:p>valid for: services</text:p>
          </table:table-cell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task</text:p>
          </table:table-cell>
          <table:table-cell office:value-type="string" calcext:value-type="string">
            <text:p>-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featurize|split|train|test|eval|inspect|services</text:p>
          </table:table-cell>
          <table:table-cell/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filename as string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ataset</text:p>
          </table:table-cell>
          <table:table-cell office:value-type="string" calcext:value-type="string">
            <text:p>-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train|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logID</text:p>
          </table:table-cell>
          <table:table-cell office:value-type="string" calcext:value-type="string">
            <text:p>-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no</text:p>
          </table:table-cell>
          <table:table-cell table:number-columns-repeated="5" table:style-name="Default" office:value-type="string" calcext:value-type="string">
            <text:p>*</text:p>
          </table:table-cell>
          <table:table-cell table:style-name="Default"/>
          <table:table-cell table:style-name="Default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estID</text:p>
          </table:table-cell>
          <table:table-cell office:value-type="string" calcext:value-type="string">
            <text:p>-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‚apply‘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append</text:p>
          </table:table-cell>
          <table:table-cell office:value-type="string" calcext:value-type="string">
            <text:p>-A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trainpercent</text:p>
          </table:table-cell>
          <table:table-cell office:value-type="string" calcext:value-type="string">
            <text:p>-r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percent as strin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step</text:p>
          </table:table-cell>
          <table:table-cell office:value-type="string" calcext:value-type="string">
            <text:p>-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grec|arglab|both|onestep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able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*</text:p>
          </table:table-cell>
          <table:table-cell table:style-name="Default"/>
        </table:table-row>
        <table:table-row table:style-name="ro1">
          <table:table-cell office:value-type="string" calcext:value-type="string">
            <text:p>--nooutput</text:p>
          </table:table-cell>
          <table:table-cell office:value-type="string" calcext:value-type="string">
            <text:p>-N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|boolean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runID</text:p>
          </table:table-cell>
          <table:table-cell table:number-columns-repeated="3"/>
          <table:table-cell table:number-columns-repeated="3" office:value-type="string" calcext:value-type="string">
            <text:p>???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tableco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 | id:N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run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spli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dump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tab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load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tab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writefeatur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your_feature_fi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tabl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table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exp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run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spli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splitID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4"/>
        </table:table-row>
      </table:table>
      <table:table table:name="Rosy Parameters" table:style-name="ta1">
        <table:table-column table:style-name="co43" table:default-cell-style-name="ce10"/>
        <table:table-column table:style-name="co8" table:default-cell-style-name="Default"/>
        <table:table-column table:style-name="co8" table:number-columns-repeated="6" table:default-cell-style-name="ce12"/>
        <table:table-column table:style-name="co44" table:default-cell-style-name="Default"/>
        <table:table-row table:style-name="ro1">
          <table:table-cell table:style-name="ce9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4"/>
          <table:table-cell office:value-type="string" calcext:value-type="string">
            <text:p>We do not need this.</text:p>
          </table:table-cell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4"/>
          <table:table-cell office:value-type="string" calcext:value-type="string">
            <text:p>obsolete</text:p>
          </table:table-cell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Rename it!</text:p>
          </table:table-cell>
        </table:table-row>
        <table:table-row table:style-name="ro1">
          <table:table-cell office:value-type="string" calcext:value-type="string">
            <text:p>directory_input_train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input_test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external_descr_file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How to use this?</text:p>
          </table:table-cell>
        </table:table-row>
        <table:table-row table:style-name="ro1">
          <table:table-cell table:style-name="ce11"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4"/>
          <table:table-cell office:value-type="string" calcext:value-type="string">
            <text:p>Use only SQLITE.</text:p>
          </table:table-cell>
        </table:table-row>
        <table:table-row table:style-name="ro1">
          <table:table-cell table:style-name="ce11"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1"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1"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1"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ata_dir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rosy_dir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4"/>
          <table:table-cell office:value-type="string" calcext:value-type="string">
            <text:p>Internally used?</text:p>
          </table:table-cell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column_name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main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test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eval_fil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log_fil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failed_fil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lassifier_fil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lassifier_output_file</text:p>
          </table:table-cell>
          <table:table-cell/>
          <table:table-cell office:value-type="string" calcext:value-type="string">
            <text:p>pattern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plit_nones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print_eval_log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assume_argrec_perfect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xwise_argrec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xwise_arglab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xwise_onestep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prune</text:p>
          </table:table-cell>
          <table:table-cell/>
          <table:table-cell office:value-type="string" calcext:value-type="string">
            <text:p>string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16:48:02.788617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7:12:53.728854520</meta:creation-date>
    <meta:generator>LibreOffice/5.2.1.2$Linux_X86_64 LibreOffice_project/20m0$Build-2</meta:generator>
    <dc:date>2016-09-07T17:05:05.801167247</dc:date>
    <meta:editing-duration>P19DT6H51M36S</meta:editing-duration>
    <meta:editing-cycles>31</meta:editing-cycles>
    <meta:document-statistic meta:table-count="6" meta:cell-count="510" meta:object-count="0"/>
  </office:meta>
</office:document-meta>
</file>